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Landscape">
      <style:table-properties style:width="10.4in" style:page-number="0" table:align="margins"/>
    </style:style>
    <style:style style:name="Table1.A" style:family="table-column">
      <style:table-column-properties style:column-width="2.3569in" style:rel-column-width="3394*"/>
    </style:style>
    <style:style style:name="Table1.B" style:family="table-column">
      <style:table-column-properties style:column-width="2.1403in" style:rel-column-width="3082*"/>
    </style:style>
    <style:style style:name="Table1.C" style:family="table-column">
      <style:table-column-properties style:column-width="2.1264in" style:rel-column-width="3062*"/>
    </style:style>
    <style:style style:name="Table1.D" style:family="table-column">
      <style:table-column-properties style:column-width="3.7764in" style:rel-column-width="5438*"/>
    </style:style>
    <style:style style:name="Table1.A1" style:family="table-cell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000000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Heading">
      <style:text-properties fo:color="#ffffff"/>
    </style:style>
    <style:style style:name="P5" style:family="paragraph" style:parent-style-name="Table_20_Contents"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ript for Law Librarians Meeting</text:p>
      <text:p text:style-name="Standard"/>
      <text:list xml:id="list1507019584" text:style-name="L1">
        <text:list-item>
          <text:p text:style-name="P1">Introduction</text:p>
          <text:list>
            <text:list-item>
              <text:p text:style-name="P1">I’m Michael Lissner, this is [ Ben || Brian || Longhao || et al ]</text:p>
            </text:list-item>
            <text:list-item>
              <text:p text:style-name="P1">Our backgrounds </text:p>
              <text:list>
                <text:list-item>
                  <text:p text:style-name="P1">Me: English major gone information law and policy</text:p>
                </text:list-item>
                <text:list-item>
                  <text:p text:style-name="P1">Ben || Brian || Longhao</text:p>
                </text:list-item>
              </text:list>
            </text:list-item>
            <text:list-item>
              <text:p text:style-name="P1">About the iSchool (I’m <text:span text:style-name="T1">for </text:span><text:span text:style-name="T2">iSchool plugs when possible)</text:span></text:p>
              <text:list>
                <text:list-item>
                  <text:p text:style-name="P1">Interdisciplinary</text:p>
                </text:list-item>
                <text:list-item>
                  <text:p text:style-name="P1">Policy, law, usability, organization, retrieval, security, economics, etc.</text:p>
                </text:list-item>
                <text:list-item>
                  <text:p text:style-name="P1">In South Hall (relevance: meh)</text:p>
                </text:list-item>
              </text:list>
            </text:list-item>
          </text:list>
        </text:list-item>
        <text:list-item>
          <text:p text:style-name="P1">Overview of problem space</text:p>
          <text:list>
            <text:list-item>
              <text:p text:style-name="P1">Courts are decentralized by nature</text:p>
            </text:list-item>
            <text:list-item>
              <text:p text:style-name="P1">no free and easy way for <text:span text:style-name="T3">attorneys, academics, journalists and law librarians</text:span> to stay up to date with <text:span text:style-name="T3">court opinions</text:span></text:p>
            </text:list-item>
          </text:list>
        </text:list-item>
        <text:list-item>
          <text:p text:style-name="P1">Concept of solution</text:p>
          <text:list>
            <text:list-item>
              <text:p text:style-name="P1">Get the opinions from the courts as they are published</text:p>
            </text:list-item>
            <text:list-item>
              <text:p text:style-name="P1">Do intelligent things with them</text:p>
              <text:list>
                <text:list-item>
                  <text:p text:style-name="P1">This is where we need your help!</text:p>
                </text:list-item>
              </text:list>
            </text:list-item>
            <text:list-item>
              <text:p text:style-name="P1">Notify people in useful ways about useful opinions</text:p>
            </text:list-item>
            <text:list-item>
              <text:p text:style-name="P1">We have some ideas, which we will share later (after we’ve heard your ideas)</text:p>
              <text:list>
                <text:list-item>
                  <text:p text:style-name="P1">But the idea is to push the right information to the right people in the right way (for them)</text:p>
                </text:list-item>
              </text:list>
            </text:list-item>
          </text:list>
        </text:list-item>
        <text:list-item>
          <text:p text:style-name="P1">Where we need help</text:p>
          <text:list>
            <text:list-item>
              <text:p text:style-name="P1">How should the data be queryable?</text:p>
            </text:list-item>
            <text:list-item>
              <text:p text:style-name="P1">What’s the best way to get the data to people? </text:p>
            </text:list-item>
            <text:list-item>
              <text:p text:style-name="P1">What kinds of tags? </text:p>
            </text:list-item>
            <text:list-item>
              <text:p text:style-name="P1">Etc.</text:p>
            </text:list-item>
          </text:list>
        </text:list-item>
        <text:list-item>
          <text:p text:style-name="P1">Questions</text:p>
          <text:list>
            <text:list-item>
              <text:p text:style-name="P1">Any from the crowd?</text:p>
            </text:list-item>
          </text:list>
        </text:list-item>
        <text:list-item>
          <text:p text:style-name="P1">Gather contact information</text:p>
          <text:list>
            <text:list-item>
              <text:p text:style-name="P1">I’ll have my iSchool card, but I want their information (page two is a handout for them to complete)</text:p>
            </text:list-item>
          </text:list>
        </text:list-item>
        <text:list-item>
          <text:p text:style-name="P1">Thanks and duck out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Name</text:p>
            </table:table-cell>
            <table:table-cell table:style-name="Table1.A1" office:value-type="string">
              <text:p text:style-name="P4">Department</text:p>
            </table:table-cell>
            <table:table-cell table:style-name="Table1.A1" office:value-type="string">
              <text:p text:style-name="P4">Phone</text:p>
            </table:table-cell>
            <table:table-cell table:style-name="Table1.D1" office:value-type="string">
              <text:p text:style-name="P4">E-Mail</text:p>
            </table:table-cell>
          </table:table-row>
        </table:table-header-rows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09-11-30T21:12:04</meta:creation-date>
    <dc:date>2009-11-30T21:49:38</dc:date>
    <dc:creator>Michael Lissner</dc:creator>
    <meta:editing-duration>PT00H17M14S</meta:editing-duration>
    <meta:editing-cycles>2</meta:editing-cycles>
    <meta:generator>OpenOffice.org/3.1$Linux OpenOffice.org_project/310m19$Build-9420</meta:generator>
    <meta:document-statistic meta:table-count="1" meta:image-count="0" meta:object-count="0" meta:page-count="2" meta:paragraph-count="34" meta:word-count="243" meta:character-count="1253"/>
  </office:meta>
</office:document-meta>
</file>